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11d80b5" officeooo:paragraph-rsid="011d80b5"/>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c3646f" style:font-size-asian="10.5pt" style:font-size-complex="12pt"/>
    </style:style>
    <style:style style:name="T18" style:family="text">
      <style:text-properties fo:font-size="12pt" style:text-underline-style="none" officeooo:rsid="00c46c35" style:font-size-asian="10.5pt" style:font-size-complex="12pt"/>
    </style:style>
    <style:style style:name="T19" style:family="text">
      <style:text-properties fo:font-size="12pt" style:text-underline-style="none" officeooo:rsid="00c550d5" style:font-size-asian="10.5pt" style:font-size-complex="12pt"/>
    </style:style>
    <style:style style:name="T20" style:family="text">
      <style:text-properties fo:font-size="12pt" style:text-underline-style="none" officeooo:rsid="00c55d6b" style:font-size-asian="10.5pt" style:font-size-complex="12pt"/>
    </style:style>
    <style:style style:name="T21" style:family="text">
      <style:text-properties fo:font-size="12pt" style:text-underline-style="none" officeooo:rsid="00ca4316" style:font-size-asian="10.5pt" style:font-size-complex="12pt"/>
    </style:style>
    <style:style style:name="T22" style:family="text">
      <style:text-properties fo:font-size="12pt" style:text-underline-style="none" officeooo:rsid="00d21edc" style:font-size-asian="10.5pt" style:font-size-complex="12pt"/>
    </style:style>
    <style:style style:name="T23" style:family="text">
      <style:text-properties fo:font-size="12pt" style:text-underline-style="none" officeooo:rsid="00d12a6e" style:font-size-asian="10.5pt" style:font-size-complex="12pt"/>
    </style:style>
    <style:style style:name="T24" style:family="text">
      <style:text-properties fo:font-size="12pt" style:text-underline-style="none" officeooo:rsid="00d6c41e" style:font-size-asian="10.5pt" style:font-size-complex="12pt"/>
    </style:style>
    <style:style style:name="T25" style:family="text">
      <style:text-properties officeooo:rsid="0021a67d"/>
    </style:style>
    <style:style style:name="T26" style:family="text">
      <style:text-properties officeooo:rsid="00238076"/>
    </style:style>
    <style:style style:name="T27" style:family="text">
      <style:text-properties officeooo:rsid="002603a6"/>
    </style:style>
    <style:style style:name="T28" style:family="text">
      <style:text-properties officeooo:rsid="00265386"/>
    </style:style>
    <style:style style:name="T29" style:family="text">
      <style:text-properties officeooo:rsid="002793ff"/>
    </style:style>
    <style:style style:name="T30" style:family="text">
      <style:text-properties officeooo:rsid="00283f66"/>
    </style:style>
    <style:style style:name="T31" style:family="text">
      <style:text-properties officeooo:rsid="002c4878"/>
    </style:style>
    <style:style style:name="T32" style:family="text">
      <style:text-properties officeooo:rsid="002dda65"/>
    </style:style>
    <style:style style:name="T33" style:family="text">
      <style:text-properties officeooo:rsid="002edce8"/>
    </style:style>
    <style:style style:name="T34" style:family="text">
      <style:text-properties officeooo:rsid="004955aa"/>
    </style:style>
    <style:style style:name="T35" style:family="text">
      <style:text-properties officeooo:rsid="00495eb8"/>
    </style:style>
    <style:style style:name="T36" style:family="text">
      <style:text-properties officeooo:rsid="0063245f"/>
    </style:style>
    <style:style style:name="T37" style:family="text">
      <style:text-properties officeooo:rsid="0063d956"/>
    </style:style>
    <style:style style:name="T38" style:family="text">
      <style:text-properties officeooo:rsid="006db12c"/>
    </style:style>
    <style:style style:name="T39" style:family="text">
      <style:text-properties officeooo:rsid="0070529e"/>
    </style:style>
    <style:style style:name="T40" style:family="text">
      <style:text-properties officeooo:rsid="0073c908"/>
    </style:style>
    <style:style style:name="T41" style:family="text">
      <style:text-properties officeooo:rsid="00769667"/>
    </style:style>
    <style:style style:name="T42" style:family="text">
      <style:text-properties officeooo:rsid="007e3dd6"/>
    </style:style>
    <style:style style:name="T43" style:family="text">
      <style:text-properties officeooo:rsid="009444c6"/>
    </style:style>
    <style:style style:name="T44" style:family="text">
      <style:text-properties officeooo:rsid="0097cafa"/>
    </style:style>
    <style:style style:name="T45" style:family="text">
      <style:text-properties officeooo:rsid="009b05b5"/>
    </style:style>
    <style:style style:name="T46" style:family="text">
      <style:text-properties officeooo:rsid="009f74ea"/>
    </style:style>
    <style:style style:name="T47" style:family="text">
      <style:text-properties officeooo:rsid="00513f7a"/>
    </style:style>
    <style:style style:name="T48" style:family="text">
      <style:text-properties officeooo:rsid="009fbd25"/>
    </style:style>
    <style:style style:name="T49" style:family="text">
      <style:text-properties officeooo:rsid="00a45778"/>
    </style:style>
    <style:style style:name="T50" style:family="text">
      <style:text-properties officeooo:rsid="00a7c647"/>
    </style:style>
    <style:style style:name="T51" style:family="text">
      <style:text-properties officeooo:rsid="00a91faa"/>
    </style:style>
    <style:style style:name="T52" style:family="text">
      <style:text-properties officeooo:rsid="00ac295a"/>
    </style:style>
    <style:style style:name="T53" style:family="text">
      <style:text-properties officeooo:rsid="00ac6b38"/>
    </style:style>
    <style:style style:name="T54" style:family="text">
      <style:text-properties officeooo:rsid="00b12ba4"/>
    </style:style>
    <style:style style:name="T55" style:family="text">
      <style:text-properties officeooo:rsid="00b89ea8"/>
    </style:style>
    <style:style style:name="T56" style:family="text">
      <style:text-properties officeooo:rsid="00ba4aea"/>
    </style:style>
    <style:style style:name="T57" style:family="text">
      <style:text-properties officeooo:rsid="00bc6e23"/>
    </style:style>
    <style:style style:name="T58" style:family="text">
      <style:text-properties officeooo:rsid="00be9d29"/>
    </style:style>
    <style:style style:name="T59" style:family="text">
      <style:text-properties officeooo:rsid="00bfc337"/>
    </style:style>
    <style:style style:name="T60" style:family="text">
      <style:text-properties officeooo:rsid="00c3646f"/>
    </style:style>
    <style:style style:name="T61" style:family="text">
      <style:text-properties officeooo:rsid="00c92a77"/>
    </style:style>
    <style:style style:name="T62" style:family="text">
      <style:text-properties officeooo:rsid="00533c33"/>
    </style:style>
    <style:style style:name="T63" style:family="text">
      <style:text-properties officeooo:rsid="005512ad"/>
    </style:style>
    <style:style style:name="T64" style:family="text">
      <style:text-properties officeooo:rsid="005e0e1e"/>
    </style:style>
    <style:style style:name="T65" style:family="text">
      <style:text-properties officeooo:rsid="008cbc8f"/>
    </style:style>
    <style:style style:name="T66" style:family="text">
      <style:text-properties officeooo:rsid="00913882"/>
    </style:style>
    <style:style style:name="T67" style:family="text">
      <style:text-properties officeooo:rsid="0091a3b1"/>
    </style:style>
    <style:style style:name="T68" style:family="text">
      <style:text-properties officeooo:rsid="00950fca"/>
    </style:style>
    <style:style style:name="T69" style:family="text">
      <style:text-properties officeooo:rsid="00ce29df"/>
    </style:style>
    <style:style style:name="T70" style:family="text">
      <style:text-properties officeooo:rsid="00ce6e2a"/>
    </style:style>
    <style:style style:name="T71" style:family="text">
      <style:text-properties officeooo:rsid="00dad0dc"/>
    </style:style>
    <style:style style:name="T72" style:family="text">
      <style:text-properties officeooo:rsid="00ee47a9"/>
    </style:style>
    <style:style style:name="T73" style:family="text">
      <style:text-properties officeooo:rsid="00ef4888"/>
    </style:style>
    <style:style style:name="T74" style:family="text">
      <style:text-properties officeooo:rsid="00f9755a"/>
    </style:style>
    <style:style style:name="T75" style:family="text">
      <style:text-properties officeooo:rsid="00f9dc7b"/>
    </style:style>
    <style:style style:name="T76" style:family="text">
      <style:text-properties officeooo:rsid="00fbcf0b"/>
    </style:style>
    <style:style style:name="T77" style:family="text">
      <style:text-properties officeooo:rsid="00fc85f9"/>
    </style:style>
    <style:style style:name="T78" style:family="text">
      <style:text-properties officeooo:rsid="0112bced"/>
    </style:style>
    <style:style style:name="T79" style:family="text">
      <style:text-properties officeooo:rsid="0117b949"/>
    </style:style>
    <style:style style:name="T80" style:family="text">
      <style:text-properties officeooo:rsid="0119aff7"/>
    </style:style>
    <style:style style:name="T81" style:family="text">
      <style:text-properties officeooo:rsid="011a188e"/>
    </style:style>
    <style:style style:name="T82" style:family="text">
      <style:text-properties officeooo:rsid="011c4f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1"/>
      <text:p text:style-name="P1">-<text:span text:style-name="T33">Lexical analysis</text:span></text:p>
      <text:p text:style-name="P1"><draw:frame draw:style-name="fr1" draw:name="Image1" text:anchor-type="paragraph" svg:width="17cm" svg:height="1.325cm" draw:z-index="0"><draw:image xlink:href="Pictures/10000201000002F50000003B292C350E.png" xlink:type="simple" xlink:show="embed" xlink:actuate="onLoad"/></draw:frame>-<text:span text:style-name="T1">Abstract syntax tree, parser</text:span></text:p>
      <text:p text:style-name="P1">Lexers</text:p>
      <text:p text:style-name="P1"><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1"/>
      <text:p text:style-name="P1"><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1"/>
      <text:p text:style-name="P1"/>
      <text:p text:style-name="P1">BNF</text:p>
      <text:p text:style-name="P1"><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1"/>
      <text:p text:style-name="P1">BNF is a notation technique used to <text:span text:style-name="T25">explicitly</text:span> state the syntax of a language<text:span text:style-name="T26">s in computer science whether they be programming languages or just formatting of a document etc. The notation of the language revolves around using tags in order to express terms. A brief explanation of how the notation is defined is as follows.</text:span></text:p>
      <text:p text:style-name="P1"/>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31">labelled.</text:span> In this case labelled 'expr'. <text:span text:style-name="T27">These then refer to the fact that this is defined in another place.</text:span></text:p>
          </table:table-cell>
        </table:table-row>
        <table:table-row>
          <table:table-cell table:style-name="Table1.A2" office:value-type="string">
            <text:p text:style-name="P1">“<text:span text:style-name="T27">1”</text:span></text:p>
          </table:table-cell>
          <table:table-cell table:style-name="Table1.B2" office:value-type="string">
            <text:p text:style-name="P1">Things inside “” quotations are <text:span text:style-name="T28">terminals. This means that this explicitly states that 1 should occur at that point.</text:span></text:p>
          </table:table-cell>
        </table:table-row>
        <table:table-row>
          <table:table-cell table:style-name="Table1.A2" office:value-type="string">
            <text:p text:style-name="P1">::<text:span text:style-name="T29">=</text:span></text:p>
          </table:table-cell>
          <table:table-cell table:style-name="Table1.B2" office:value-type="string">
            <text:p text:style-name="P1">This says that the things on the left hand side of it is defined by what is on the right hand side. <text:span text:style-name="T30">This is used to define the non-terminals above.</text:span></text:p>
          </table:table-cell>
        </table:table-row>
        <table:table-row>
          <table:table-cell table:style-name="Table1.A2" office:value-type="string">
            <text:p text:style-name="P1">|</text:p>
          </table:table-cell>
          <table:table-cell table:style-name="Table1.B2" office:value-type="string">
            <text:p text:style-name="P1">The bar is used in order to make a chose in the productions. | creates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32">and </text:span>easy to understand <text:span text:style-name="T32">representation</text:span> of part of some syntax tree can be made of a complex grammar. <text:span text:style-name="T33">A simple example of a BNF would be that of </text:span></text:p>
      <text:p text:style-name="P1">addition of a sting of numbers.</text:p>
      <text:p text:style-name="P1"/>
      <text:p text:style-name="P1">&lt;expr&gt; ::= &lt;digit&gt; | &lt;expr&gt; “+” &lt;digit&gt;</text:p>
      <text:p text:style-name="P1">&lt;digit&gt; ::= “1” | “2” | “3” | “4” | “5” | “6” | “7” | “8” | “9” | “0”</text:p>
      <text:p text:style-name="P1"><text:soft-page-break/></text:p>
      <text:p text:style-name="P1">Here you can see that this language would accept strings like:</text:p>
      <text:p text:style-name="P1">“1”, “4+0+5”</text:p>
      <text:p text:style-name="P1">but not of:</text:p>
      <text:p text:style-name="P1">“+3+4”, “+”, “”, etc.</text:p>
      <text:p text:style-name="P1">Notice how recursion is used here which means that a finite grammar can be used to accept potentially infinite strings. //////</text:p>
      <text:p text:style-name="P1"/>
      <text:p text:style-name="P1">Extended BNF also exists which is a short hand of BNF but keeps all the same power.</text:p>
      <text:p text:style-name="P1"/>
      <text:p text:style-name="P1">Parser<text:span text:style-name="T40">s</text:span></text:p>
      <text:p text:style-name="P1">When the input stream has been <text:span text:style-name="T34">converted</text:span> into <text:span text:style-name="T35">tokens by the lexical analyser, it is then the job of parsers to consume these and map them to rules onto data types. Parsers which do this are deeply tied to the language the compiler it is written in. The example of parsers will be in Haskell and so parser combinators will be used. Parser combinators are high order functions which consume some input t convert into a target data type. Parser combinators work by parsers consuming parsers and produce new data types which will be then input into another parser.</text:span></text:p>
      <text:p text:style-name="P1"/>
      <text:p text:style-name="P1">In this notion, a library of parsers and operations are made to combine them. <text:span text:style-name="T41">A simple parser is one in which that does not consume anything:</text:span><text:line-break/>produce' :: a → String → [(String, a)]</text:p>
      <text:p text:style-name="P1">produce' x ts = [ts, x)]</text:p>
      <text:p text:style-name="P1"/>
      <text:p text:style-name="P1">'String → [(String, a)]' refers to the Parser a.</text:p>
      <text:p text:style-name="P1">The 'x' is the value we want to produce.</text:p>
      <text:p text:style-name="P1">The 'ts' is the input stream. </text:p>
      <text:p text:style-name="P1"/>
      <text:p text:style-name="P1">In order to eliminate writing 'String → [(String, a)]' continuously for creating these parsers, a new datatype can be defined. </text:p>
      <text:p text:style-name="P1">data Parser a = Parser (String → [(String, a)]</text:p>
      <text:p text:style-name="P1">The parser produce' above that does not <text:span text:style-name="T39">produce</text:span> anything can now be represented as:</text:p>
      <text:p text:style-name="P1">produce' :: a → Parser a</text:p>
      <text:p text:style-name="P1"/>
      <text:p text:style-name="P1">parse :: Parser a → (String → [(String, a)])</text:p>
      <text:p text:style-name="P1">parse (Parser p) = p</text:p>
      <text:p text:style-name="P1"/>
      <text:p text:style-name="P1">Using this datatype, parsers can now be defined:</text:p>
      <text:p text:style-name="P1">produce :: a → Parser a</text:p>
      <text:p text:style-name="P1">produce x = Parser (λ ts → [(ts, x)]</text:p>
      <text:p text:style-name="P1"/>
      <text:p text:style-name="P1">The λ stands for an anonymous function. T<text:span text:style-name="T62">hese are useful for passing them as parameters to higher order functions like map, fmap etc. This is very useful for parsers created in functional programming languages. </text:span></text:p>
      <text:p text:style-name="P1"/>
      <text:p text:style-name="P1"><text:span text:style-name="T63">A </text:span>simple parser is one in which returns the next item in the input stream.</text:p>
      <text:p text:style-name="P1"/>
      <text:p text:style-name="P1">Item :: Parser Char</text:p>
      <text:p text:style-name="P1">item = Parser ( <text:span text:style-name="T47">λ </text:span>ts → case ts of </text:p>
      <text:p text:style-name="P1"><text:tab/><text:tab/>[] → []</text:p>
      <text:p text:style-name="P1"><text:tab/><text:tab/>(x:xs) → [(xs, x)] )</text:p>
      <text:p text:style-name="P1">The item parser is taking in an input string, then returning the first character, then outputting the rest. It will output an empty list if an empty list is input<text:span text:style-name="T64">.</text:span></text:p>
      <text:p text:style-name="P1"><text:soft-page-break/></text:p>
      <text:p text:style-name="P1"><text:span text:style-name="T64">I</text:span>n order to achieve the concept of chaining parsers together to sequentially operate on an input string, monads are used. </text:p>
      <text:p text:style-name="P1">class Monad m where</text:p>
      <text:p text:style-name="P1"><text:tab/>return :: a → ma</text:p>
      <text:p text:style-name="P1"><text:tab/>(&gt;&gt;=) :: ma → (a → mb) → mb</text:p>
      <text:p text:style-name="P1">In the case of parsers, return needs to have type,</text:p>
      <text:p text:style-name="P1">a → Parser a </text:p>
      <text:p text:style-name="P1">so produce will be used. </text:p>
      <text:p text:style-name="P1">(&gt;&gt;=) is the “bind” operator. This is the equivalent of ';' in other languages. <text:span text:style-name="T36">For use in parsers (&gt;&gt;=) can be specialised to:</text:span></text:p>
      <text:p text:style-name="P1">(&gt;&gt;=) :: Parser a → (a → Parser <text:span text:style-name="T37">b</text:span>) → Parser b</text:p>
      <text:p text:style-name="P1">Parser px &gt;&gt;= f = Parser ( <text:span text:style-name="T47">λ </text:span>ts → concat [parse (f x) ts' | (ts', x) ← px ts])</text:p>
      <text:p text:style-name="P1">px :: String → [(String, a)]</text:p>
      <text:p text:style-name="P1">ts :: String</text:p>
      <text:p text:style-name="P1">f x :: Parser b</text:p>
      <text:p text:style-name="P1">ts' :: String</text:p>
      <text:p text:style-name="P1">x :: a</text:p>
      <text:p text:style-name="P1">px ts :: [(String, a)]</text:p>
      <text:p text:style-name="P1"/>
      <text:p text:style-name="P1">[f x | x ← xs]</text:p>
      <text:p text:style-name="P1">This builds a list of values f x, one for each value x in xs.</text:p>
      <text:p text:style-name="P1">It is equivalent to:<text:line-break/>map f xs = [f x | x ← xs]</text:p>
      <text:p text:style-name="P1">Concat simply flattens a list of lists into a <text:span text:style-name="T38">single</text:span> list:</text:p>
      <text:p text:style-name="P1">concat :: [[a]] → [a]</text:p>
      <text:p text:style-name="P1"/>
      <text:p text:style-name="P1">Example:<text:line-break/>item &gt;&gt;= produce :: Parse Char</text:p>
      <text:p text:style-name="P1">Parser Char<text:tab/>Char → Parser Char</text:p>
      <text:p text:style-name="P1"/>
      <text:p text:style-name="P1">parse (item &gt;&gt;= produce) “hello”</text:p>
      <text:p text:style-name="P1">=[(“ello”, 'h')]</text:p>
      <text:p text:style-name="P1"/>
      <text:p text:style-name="P1">A basic building block for many parsers is satisfy.</text:p>
      <text:p text:style-name="P1">satisfy :: (Char → Bool) → Parser Char</text:p>
      <text:p text:style-name="P1">satisfy p = item &gt;&gt;= <text:s/><text:span text:style-name="T47">λ </text:span>c → </text:p>
      <text:p text:style-name="P1"><text:tab/><text:tab/> <text:s text:c="9"/>if p c</text:p>
      <text:p text:style-name="P1"><text:tab/><text:tab/><text:tab/> <text:s/>then produce c</text:p>
      <text:p text:style-name="P1"><text:tab/><text:tab/><text:tab/> <text:s/>else failure</text:p>
      <text:p text:style-name="P1">failure <text:s/><text:span text:style-name="T43">is </text:span>defined as</text:p>
      <text:p text:style-name="P1">fail<text:span text:style-name="T43">ure</text:span> :: Parser a</text:p>
      <text:p text:style-name="P1">fail<text:span text:style-name="T43">ure</text:span> = Parser ( <text:span text:style-name="T47">λ </text:span>cs → [])</text:p>
      <text:p text:style-name="P1">Satisfy succeeds when the supplied function on any character returns True, and then returns the parsed character or fails to parse. </text:p>
      <text:p text:style-name="P1">Another simple parser can be made in which <text:span text:style-name="T42">recognises strings. Before this can be achieved a parser in which accepts a single character must be made with the use of satisfy.</text:span></text:p>
      <text:p text:style-name="P1">char :: Char → Parser Char</text:p>
      <text:p text:style-name="P1">char c = satisfy (c==)</text:p>
      <text:p text:style-name="P1">char parses a single char and returns if it succeeds. </text:p>
      <text:p text:style-name="P1">This can then be used as another building block to create a new parser which recognises strings.</text:p>
      <text:p text:style-name="P1">string :: String → Parser String</text:p>
      <text:p text:style-name="P1"><text:soft-page-break/>string [] = produce </text:p>
      <text:p text:style-name="P1">string (c:cs) = <text:s/>char c &gt;&gt;= <text:s/><text:span text:style-name="T47">λ </text:span>c' →</text:p>
      <text:p text:style-name="P1"><text:tab/><text:tab/>string cs &gt;&gt;= <text:s/><text:span text:style-name="T47">λ </text:span>cs' →</text:p>
      <text:p text:style-name="P1"><text:tab/><text:tab/>produce (c:cs)</text:p>
      <text:p text:style-name="P1">This parser takes each character from the top and produces them a<text:span text:style-name="T65">t</text:span> the end <text:span text:style-name="T65">once all is parsed</text:span>. This is done using the char parser defined previously.</text:p>
      <text:p text:style-name="P1">string can also be defined this way:</text:p>
      <text:p text:style-name="P1">string :: String → Parser String</text:p>
      <text:p text:style-name="P1">string cs = foldr ( <text:span text:style-name="T47">λ </text:span>x pxs →</text:p>
      <text:p text:style-name="P1"><text:tab/><text:tab/> <text:s text:c="2"/>(:) &lt;$&gt; char x &lt;*&gt; pxs) </text:p>
      <text:p text:style-name="P1"><text:tab/><text:tab/> <text:s text:c="2"/>(produce []) cs</text:p>
      <text:p text:style-name="P1"/>
      <text:p text:style-name="P1"><text:span text:style-name="T66">This is the same however introduces new symbols. These new symbols are parser combinators and are defined as follows: </text:span><text:s/></text:p>
      <text:p text:style-name="P1">(&lt;|&gt;) - <text:span text:style-name="T67">Alternative </text:span><text:s/><text:span text:style-name="T67">e.g. p &lt;|&gt; q</text:span></text:p>
      <text:p text:style-name="P1"/>
      <text:p text:style-name="P1">class Alternative f where </text:p>
      <text:p text:style-name="P1"><text:tab/>empty :: fa</text:p>
      <text:p text:style-name="P1"><text:tab/>(&lt;|&gt;) <text:s text:c="2"/>:: fa → fa → fa</text:p>
      <text:p text:style-name="P1">This must satisfy some laws:<text:line-break/>empty &lt;|&gt; q = q</text:p>
      <text:p text:style-name="P1">p &lt;|&gt; empty = p</text:p>
      <text:p text:style-name="P1"/>
      <text:p text:style-name="P1">instance Alternative Maybe where</text:p>
      <text:p text:style-name="P1"><text:tab/>empty = Nothing</text:p>
      <text:p text:style-name="P1"><text:tab/>Just x &lt;|&gt; q = Just x</text:p>
      <text:p text:style-name="P1"><text:tab/>Nothing &lt;|&gt; q = q</text:p>
      <text:p text:style-name="P1"/>
      <text:p text:style-name="P1">instance Alternative [] where</text:p>
      <text:p text:style-name="P1"><text:s/><text:tab/>empty = []</text:p>
      <text:p text:style-name="P1"><text:tab/>xs &lt;|&gt; ys = xs ++ys</text:p>
      <text:p text:style-name="P1"/>
      <text:p text:style-name="P1"><text:span text:style-name="T44">T</text:span>he parser instance:<text:line-break/>instance Alternative Parser where </text:p>
      <text:p text:style-name="P1"><text:tab/>empty = failure</text:p>
      <text:p text:style-name="P1"><text:tab/><text:span text:style-name="T68">(&lt;|&gt;) = orElse </text:span></text:p>
      <text:p text:style-name="P1"/>
      <text:p text:style-name="P1"><text:span text:style-name="T68">o</text:span>rElse :: Parser a → Parser a → Parser a</text:p>
      <text:p text:style-name="P1">orElse (Parser px) (Parser py) = Parser ( <text:span text:style-name="T47">λ </text:span>ts → </text:p>
      <text:p text:style-name="P1"><text:tab/>case px ts of </text:p>
      <text:p text:style-name="P1"><text:tab/>[] → py ts</text:p>
      <text:p text:style-name="P1"><text:tab/>xs → xs <text:s/>)</text:p>
      <text:p text:style-name="P1">The result of orElse it to try to first parse the first parameter px. If this fails then tries to parse the second py which returns if succeeds; fails if unsuccessful. </text:p>
      <text:p text:style-name="P1"/>
      <text:p text:style-name="P1">Another parser combinator is &lt;*&gt; which is a member of the Applicative class:</text:p>
      <text:p text:style-name="P1">class Applicative f where </text:p>
      <text:p text:style-name="P1"><text:tab/>pure :: a → fa </text:p>
      <text:p text:style-name="P1"><text:tab/>(&lt;*&gt;) :: f(a → b) → fa → fb </text:p>
      <text:p text:style-name="P1"/>
      <text:p text:style-name="P1">instance Applicative [] where</text:p>
      <text:p text:style-name="P1"><text:tab/>pure x <text:span text:style-name="T45">=</text:span> [x]</text:p>
      <text:p text:style-name="P1"><text:soft-page-break/><text:tab/>fs &lt;*&gt; xs = [f x | f ← fs, x ← xs]</text:p>
      <text:p text:style-name="P1">This will apply each function in fs to each value in xs.</text:p>
      <text:p text:style-name="P1">instance Applicative Maybe where</text:p>
      <text:p text:style-name="P1"><text:tab/>pure x = Just x</text:p>
      <text:p text:style-name="P1"><text:tab/>Just f &lt;*&gt; Just x = Just (f x)</text:p>
      <text:p text:style-name="P1"><text:tab/>_ &lt;*&gt; _ = Nothing</text:p>
      <text:p text:style-name="P1">These have been several definitions of &lt;*&gt;. The definition for Parsers is as follows:<text:line-break/><text:span text:style-name="T46">instance Functor Parser where </text:span></text:p>
      <text:p text:style-name="P1"><text:tab/>fmap f (Parser p) = Parser ( <text:span text:style-name="T47">λ </text:span>ts → [(ts', f x) </text:p>
      <text:p text:style-name="P1"><text:tab/><text:tab/><text:tab/><text:tab/><text:tab/><text:tab/>| (ts', x) ← p ts)</text:p>
      <text:p text:style-name="P1">This will create a new parser where the parsed value is transformed by the function f.</text:p>
      <text:p text:style-name="P1"/>
      <text:p text:style-name="P1">instance Applicative Parser where</text:p>
      <text:p text:style-name="P1"><text:tab/>pure x = produce x</text:p>
      <text:p text:style-name="P1"><text:tab/>Parser ( <text:span text:style-name="T47">λ </text:span>ts → [(ts'', f x) </text:p>
      <text:p text:style-name="P1"><text:tab/><text:tab/><text:tab/>| (ts', f) ← pf ts, (ts'', x) ← px ts'])<text:line-break/><text:span text:style-name="T48">This combinator will apply each functor to each value. </text:span></text:p>
      <text:p text:style-name="P1">&lt;$&gt; is another parser combinator which is used instead of map. &lt;$&gt; has the same type as fmap:<text:line-break/>fmap :: (a → b) → fa → fb</text:p>
      <text:p text:style-name="P1">(&lt;$&gt;) :: (a → b) → f a → fb</text:p>
      <text:p text:style-name="P1">and so are able to write </text:p>
      <text:p text:style-name="P1">f &lt;$&gt; xs</text:p>
      <text:p text:style-name="P1">instead of</text:p>
      <text:p text:style-name="P1">fmap f xs</text:p>
      <text:p text:style-name="P1"/>
      <text:p text:style-name="P1">When representing a grammar in an extended BNF '*' and '+' are used to represent iteration without the use of recursion. This increases the readability of the grammar and decreases the <text:span text:style-name="T51">possibility</text:span> of writing errors when creating the grammar. <text:span text:style-name="T51">Parsers can be made to represent these ideas with some (+ one or more) and many (* zero or more).</text:span></text:p>
      <text:p text:style-name="P1">some has type:</text:p>
      <text:p text:style-name="P1">some :: Alternative f =&gt; f a → f [a]</text:p>
      <text:p text:style-name="P1">many has the same type:<text:line-break/>many :: Alternative f =&gt; fa → f [a]</text:p>
      <text:p text:style-name="P1">They are however defined differently <text:span text:style-name="T52">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gnal match <text:span text:style-name="T54">succeeds</text:span>. <text:span text:style-name="T53">many works much the same way by repeatedly attempting to parse the given argument until is fails and then stops by returning produce [] which is achieved by &lt;|&gt; but will not fail itself if some v fails on the first match. </text:span></text:p>
      <text:p text:style-name="P1"/>
      <text:p text:style-name="P1">Grammar</text:p>
      <text:p text:style-name="P1">With these tool a grammar represented by a<text:span text:style-name="T49">n extended</text:span> BNF can now be converted into a Haskell program which parses a valid input string.</text:p>
      <text:p text:style-name="P1"/>
      <text:p text:style-name="P1"><text:s text:c="4"/>prog : line*</text:p>
      <text:p text:style-name="P1"><text:s text:c="4"/>line : cmnd cr | <text:span text:style-name="T69">stmt cr | </text:span>number stmt cr</text:p>
      <text:p text:style-name="P1"><text:s text:c="4"/>cmnd : CLEAR | LIST | RUN</text:p>
      <text:p text:style-name="P1"><text:s text:c="4"/>stmt : PRINT args</text:p>
      <text:p text:style-name="P1"><text:s text:c="9"/>| IF expr rel expr THEN stmt</text:p>
      <text:p text:style-name="P1"><text:s text:c="9"/>| GOTO expr</text:p>
      <text:p text:style-name="P1"><text:s text:c="9"/>| INPUT vars</text:p>
      <text:p text:style-name="P1"><text:soft-page-break/><text:s text:c="9"/>| LET var '=' expr</text:p>
      <text:p text:style-name="P1"><text:s text:c="9"/>| GOSUB expr</text:p>
      <text:p text:style-name="P1"><text:s text:c="9"/>| RETURN</text:p>
      <text:p text:style-name="P1"><text:s text:c="9"/>| END</text:p>
      <text:p text:style-name="P1"><text:s text:c="4"/>args : ( string | expr ) (',' ( string | expr )*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 text:c="4"/>achar: any character except '"' or '\n' or '\r'</text:p>
      <text:p text:style-name="P1"/>
      <text:p text:style-name="P1">This is a simple grammar of a subset of Tiny BASIC programming language. </text:p>
      <text:p text:style-name="P1"/>
      <text:p text:style-name="P1">The idea of this grammar is contain <text:span text:style-name="T49">the whole program in a prog non-terminal. This non-terminal is a series of lines representing each line of code in the written code.</text:span></text:p>
      <text:p text:style-name="P1">data Prog = Prog [Line]</text:p>
      <text:p text:style-name="P1"><text:span text:style-name="T49"><text:s/>The parser for prog is therefore simply a list of Lines.</text:span></text:p>
      <text:p text:style-name="P1">prog :: Parser Prog</text:p>
      <text:p text:style-name="P1">prog = Prog &lt;$&gt; many <text:span text:style-name="T50">line</text:span></text:p>
      <text:p text:style-name="P1">The prog parser will receive each line using many. fmap is then used on Prog over these lines to form the list of lines. </text:p>
      <text:p text:style-name="P1"><text:span text:style-name="T57">There is a statement mode in which could be used by the language in which a single statement would be accepted however if this is run then could cause a crash with some statements such as 'GOTO' however is included to achieve running PRINT in statement mode.</text:span></text:p>
      <text:p text:style-name="P1">A line in the grammar is defined as being a command or a number followed by a statement. The line is then ended by a <text:span text:style-name="T55">carriage</text:span> return. </text:p>
      <text:p text:style-name="P1">data Line = Cmnd Cmnd | <text:span text:style-name="T70">Stmt Stmt | </text:span>Line Int <text:span text:style-name="T56">Stmt</text:span></text:p>
      <text:p text:style-name="P1">The carriage return is used in order to express that a new line is being made when writing code and so when it is parsed <text:span text:style-name="T59">it indicates the end of that line data. </text:span></text:p>
      <text:p text:style-name="P1">Line :: Parser Line</text:p>
      <text:p text:style-name="P1">line = (Cmnd &lt;$&gt; cmnd &lt;* cr)</text:p>
      <text:p text:style-name="P1"><text:tab/><text:span text:style-name="T70">&lt;|&gt; (Stmt &lt;$&gt; stmt &lt;* cr)</text:span><text:line-break/><text:tab/>&lt;|&gt; (Line &lt;$&gt; number &lt;*&gt; stmt &lt;* cr)<text:line-break/><text:span text:style-name="T58">line will be parsed by using fmap which is used with Cmnd over the cmnd argument with the parsed cr to finish or using fmap with Line over a series of numbers (representing the line number) and stmts with the parsed cr to finish. <text:s/></text:span></text:p>
      <text:p text:style-name="P1"><text:span text:style-name="T60">Carriage</text:span> return cr is defined as:</text:p>
      <text:p text:style-name="P1">cr :: Parser [Char]</text:p>
      <text:p text:style-name="P1">cr = many (oneOf “\r\n”)</text:p>
      <text:p text:style-name="P1">In BNF it would be defined as:<text:line-break/>cr = <text:span text:style-name="T61">(</text:span>“\r” | “\n”<text:span text:style-name="T61">)*</text:span></text:p>
      <text:p text:style-name="P1"><text:span text:style-name="T17">Here the definition of cr is a list of </text:span>carriage<text:span text:style-name="T17"> returns “\r” or line feeds “\n”. </text:span><text:span text:style-name="T21">The grammar allows the use of either character and can be used interchangeably through out a program with the use of oneOf. oneOf will recognise any character which is the string parsed to it</text:span><text:span text:style-name="T18">. </text:span><text:span text:style-name="T19">The grammar also allows for multiple carriage returns with the use of many so for example, multiple carriage returns after a line. </text:span><text:span text:style-name="T20">cr will also be parsed if there is no \n or \r written because of the use of many which means the grammar will parse if line does not end in a cr like at the end of the program written. </text:span></text:p>
      <text:p text:style-name="P1"><text:soft-page-break/><text:span text:style-name="T16">Cmnd can be three commands and is defined by:<text:line-break/>data Cmnd = CLEAR | LIST | RUN</text:span></text:p>
      <text:p text:style-name="P1"><text:span text:style-name="T16">cmnd will parse these comand strings:</text:span></text:p>
      <text:p text:style-name="P1"><text:span text:style-name="T16">cmnd :: Parser Cmnd</text:span></text:p>
      <text:p text:style-name="P1"><text:span text:style-name="T16">cmnd = CLEAR &lt;$ tok “CLEAR”</text:span></text:p>
      <text:p text:style-name="P1"><text:span text:style-name="T16"><text:tab/>&lt;|&gt; LIST &lt;$ tok “LIST”</text:span></text:p>
      <text:p text:style-name="P1"><text:span text:style-name="T16"><text:tab/>&lt;|&gt; RUN &lt;$ tok “RUN”</text:span></text:p>
      <text:p text:style-name="P1"><text:span text:style-name="T16">cmnd will attempt to parse a string which matches a command in the grammar. </text:span><text:span text:style-name="T23">In order to consume string</text:span><text:span text:style-name="T22">s</text:span><text:span text:style-name="T23"> and create token</text:span><text:span text:style-name="T22">s</text:span><text:span text:style-name="T23"> tok is used </text:span><text:span text:style-name="T22">and is defined as:<text:line-break/>tok :: String → Parser String</text:span></text:p>
      <text:p text:style-name="P1"><text:span text:style-name="T16">tok t = string t &lt;* whitespace</text:span></text:p>
      <text:p text:style-name="P1"><text:span text:style-name="T16">tok consumes the string and creates a Parser String. </text:span><text:span text:style-name="T24">tok will also consume any whitespace in the string after the given string but does not create a token from this. This is done by using whitespace which is defined as:</text:span></text:p>
      <text:p text:style-name="P1"><text:span text:style-name="T16">whitespace :: Parser ()</text:span></text:p>
      <text:p text:style-name="P1"><text:span text:style-name="T16">whitespace = many (oneOf <text:s/>“ \t”) *&gt; pure ()</text:span></text:p>
      <text:p text:style-name="P1">whitespace will consume zero or more whitesapce characters <text:span text:style-name="T71">until oneOf fails. It will then return with pure to stop reading from the parse stream. </text:span></text:p>
      <text:p text:style-name="P1">Multiple commands can appear on the same </text:p>
      <text:p text:style-name="P1"/>
      <text:p text:style-name="P1">The are a number of statements in the grammar in which have type Stmt:</text:p>
      <text:p text:style-name="P1">data Stmt = PRINT [Either String Expr]</text:p>
      <text:p text:style-name="P1"><text:tab/><text:tab/>| IF Expr Rel Expr Stmt</text:p>
      <text:p text:style-name="P1"><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 followed:</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PRINT is parsed by consuming the string PRINT with tok followed by <text:span text:style-name="T76">arguments separated by commas. And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1">By creating the Args type, args is a parser of String<text:span text:style-name="T72">s</text:span> <text:span text:style-name="T72">and</text:span> Expr<text:span text:style-name="T72">s</text:span>. <text:span text:style-name="T73">sepBy1 consumes one or more occurrences of either a string or expression and separates them with a comma token created by tok “,”. 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span></text:p>
      <text:p text:style-name="P1">The left option's parse<text:span text:style-name="T74">r</text:span> is str which attempts to parse a string which is defined:</text:p>
      <text:p text:style-name="P1"><text:soft-page-break/>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75">attempts</text:span> to parse an expression <text:span text:style-name="T77">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pan text:style-name="T78">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79">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81">r</text:span> has type either variable identified as a char, number <text:span text:style-name="T80">as a integer</text:span> or a <text:span text:style-name="T82">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text:soft-page-break/>number = (some (oneOf ['0' .. '9']) &gt;&gt;= return . read) &lt;* whitespace<text:line-break/></text:p>
      <text:p text:style-name="P5">The other statements can be expressed in terms of these parsers that have been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06T22:03:49.815362730</dc:date>
    <meta:editing-duration>P1DT19H15M44S</meta:editing-duration>
    <meta:editing-cycles>261</meta:editing-cycles>
    <meta:generator>LibreOffice/4.2.8.2$Linux_X86_64 LibreOffice_project/420m0$Build-2</meta:generator>
    <meta:document-statistic meta:table-count="1" meta:image-count="1" meta:object-count="0" meta:page-count="9" meta:paragraph-count="279" meta:word-count="3447" meta:character-count="17701" meta:non-whitespace-character-count="14189"/>
  </office:meta>
</office:document-meta>
</file>